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703cm" fo:min-width="4.898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302cm" fo:min-width="0.77cm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72cm" fo:min-width="5.668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72cm" fo:min-width="1.288cm"/>
    </style:style>
    <style:style style:name="gr14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398cm" svg:height="0.953cm" svg:x="1.317cm" svg:y="1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4cm" svg:height="0.569cm" svg:x="1.217cm" svg:y="1.983cm">
          <draw:text-box>
            <text:p><text:span text:style-name="T1">factorial :=</text:span></text:p>
          </draw:text-box>
        </draw:frame>
        <draw:frame draw:style-name="gr3" draw:text-style-name="P3" draw:layer="layout" svg:width="2.475cm" svg:height="0.887cm" svg:x="7.415cm" svg:y="1.983cm">
          <draw:text-box>
            <text:p><text:span text:style-name="T2">Global Environment</text:span></text:p>
          </draw:text-box>
        </draw:frame>
        <draw:line draw:style-name="gr4" draw:text-style-name="P4" draw:layer="layout" svg:x1="7.632cm" svg:y1="2.235cm" svg:x2="6.68cm" svg:y2="2.235cm">
          <text:p/>
        </draw:line>
        <draw:frame draw:style-name="gr5" draw:text-style-name="P3" draw:layer="layout" svg:width="1.77cm" svg:height="0.489cm" svg:x="0.817cm" svg:y="2.653cm">
          <draw:text-box>
            <text:p><text:span text:style-name="T2">(factorial 6)</text:span></text:p>
          </draw:text-box>
        </draw:frame>
        <draw:custom-shape draw:style-name="gr6" draw:text-style-name="P1" draw:layer="layout" svg:width="0.317cm" svg:height="0.317cm" svg:x="2.27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0.317cm" svg:height="0.317cm" svg:x="2.588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2.905cm" svg:y1="3.063cm" svg:x2="4.016cm" svg:y2="2.67cm" draw:start-shape="id1" draw:start-glue-point="1" draw:end-shape="id2" draw:end-glue-point="2" svg:d="M2905 3063h501l610 107v-500" svg:viewBox="0 0 1112 501">
          <text:p/>
        </draw:connector>
        <draw:line draw:style-name="gr8" draw:text-style-name="P4" draw:layer="layout" svg:x1="2.422cm" svg:y1="3.057cm" svg:x2="2.422cm" svg:y2="3.857cm">
          <text:p/>
        </draw:line>
        <draw:frame draw:style-name="gr3" draw:text-style-name="P3" draw:layer="layout" svg:width="3.175cm" svg:height="0.887cm" svg:x="1cm" svg:y="3.923cm">
          <draw:text-box>
            <text:p><text:span text:style-name="T2">Parameters: n</text:span></text:p>
            <text:p><text:span text:style-name="T2">Body: ...</text:span></text:p>
          </draw:text-box>
        </draw:frame>
        <draw:custom-shape draw:style-name="gr9" draw:text-style-name="P1" draw:layer="layout" svg:width="1.27cm" svg:height="0.552cm" svg:x="4.81cm" svg:y="3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4.175cm" svg:y="3.351cm">
          <draw:text-box>
            <text:p><text:span text:style-name="T2">E1</text:span></text:p>
          </draw:text-box>
        </draw:frame>
        <draw:line draw:style-name="gr10" draw:text-style-name="P4" draw:layer="layout" svg:x1="5.445cm" svg:y1="3.322cm" svg:x2="5.445cm" svg:y2="2.687cm">
          <text:p/>
        </draw:line>
        <draw:frame draw:style-name="gr5" draw:text-style-name="P3" draw:layer="layout" svg:width="0.952cm" svg:height="0.489cm" svg:x="5.027cm" svg:y="3.34cm">
          <draw:text-box>
            <text:p><text:span text:style-name="T2">n:6</text:span></text:p>
          </draw:text-box>
        </draw:frame>
        <draw:custom-shape draw:style-name="gr9" draw:text-style-name="P1" draw:layer="layout" svg:width="1.27cm" svg:height="0.552cm" svg:x="4.81cm" svg:y="4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4.51cm">
          <draw:text-box>
            <text:p><text:span text:style-name="T2">n:5</text:span></text:p>
          </draw:text-box>
        </draw:frame>
        <draw:custom-shape draw:style-name="gr9" draw:text-style-name="P1" draw:layer="layout" svg:width="1.27cm" svg:height="0.552cm" svg:x="4.81cm" svg:y="5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5.68cm">
          <draw:text-box>
            <text:p><text:span text:style-name="T2">n:4</text:span></text:p>
          </draw:text-box>
        </draw:frame>
        <draw:custom-shape draw:style-name="gr9" draw:text-style-name="P1" draw:layer="layout" svg:width="1.27cm" svg:height="0.552cm" svg:x="4.81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6.833cm">
          <draw:text-box>
            <text:p><text:span text:style-name="T2">n:3</text:span></text:p>
          </draw:text-box>
        </draw:frame>
        <draw:frame draw:style-name="gr5" draw:text-style-name="P3" draw:layer="layout" svg:width="0.952cm" svg:height="0.489cm" svg:x="4.175cm" svg:y="4.492cm">
          <draw:text-box>
            <text:p><text:span text:style-name="T2">E2</text:span></text:p>
          </draw:text-box>
        </draw:frame>
        <draw:frame draw:style-name="gr5" draw:text-style-name="P3" draw:layer="layout" svg:width="0.952cm" svg:height="0.489cm" svg:x="4.175cm" svg:y="5.591cm">
          <draw:text-box>
            <text:p><text:span text:style-name="T2">E3</text:span></text:p>
          </draw:text-box>
        </draw:frame>
        <draw:frame draw:style-name="gr5" draw:text-style-name="P3" draw:layer="layout" svg:width="0.952cm" svg:height="0.489cm" svg:x="4.175cm" svg:y="6.861cm">
          <draw:text-box>
            <text:p><text:span text:style-name="T2">E4</text:span></text:p>
          </draw:text-box>
        </draw:frame>
        <draw:custom-shape draw:style-name="gr9" draw:text-style-name="P1" draw:layer="layout" svg:width="1.27cm" svg:height="0.552cm" svg:x="4.81cm" svg:y="7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8.003cm">
          <draw:text-box>
            <text:p><text:span text:style-name="T2">n:2</text:span></text:p>
          </draw:text-box>
        </draw:frame>
        <draw:frame draw:style-name="gr5" draw:text-style-name="P3" draw:layer="layout" svg:width="0.952cm" svg:height="0.489cm" svg:x="4.175cm" svg:y="8.031cm">
          <draw:text-box>
            <text:p><text:span text:style-name="T2">E5</text:span></text:p>
          </draw:text-box>
        </draw:frame>
        <draw:custom-shape draw:style-name="gr9" draw:text-style-name="P1" draw:layer="layout" svg:width="1.27cm" svg:height="0.552cm" svg:x="4.81cm" svg:y="9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52cm" svg:height="0.489cm" svg:x="5.027cm" svg:y="9.155cm">
          <draw:text-box>
            <text:p><text:span text:style-name="T2">n:1</text:span></text:p>
          </draw:text-box>
        </draw:frame>
        <draw:frame draw:style-name="gr5" draw:text-style-name="P3" draw:layer="layout" svg:width="0.952cm" svg:height="0.489cm" svg:x="4.175cm" svg:y="9.183cm">
          <draw:text-box>
            <text:p><text:span text:style-name="T2">E6</text:span></text:p>
          </draw:text-box>
        </draw:frame>
        <draw:frame draw:style-name="gr11" draw:text-style-name="P3" draw:layer="layout" svg:width="2.722cm" svg:height="0.727cm" svg:x="1.135cm" svg:y="1.146cm">
          <draw:text-box>
            <text:p><text:span text:style-name="T2">Factorial (Recursive)</text:span></text:p>
          </draw:text-box>
        </draw:frame>
        <draw:custom-shape draw:style-name="gr12" draw:text-style-name="P1" xml:id="id4" draw:id="id4" draw:layer="layout" svg:width="6.168cm" svg:height="0.97cm" svg:x="10.824cm" svg:y="1.61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4cm" svg:height="0.887cm" svg:x="10.742cm" svg:y="1.7cm">
          <draw:text-box>
            <text:p><text:span text:style-name="T1">factorial:</text:span></text:p>
            <text:p><text:span text:style-name="T1">fact-iter:</text:span></text:p>
          </draw:text-box>
        </draw:frame>
        <draw:frame draw:style-name="gr3" draw:text-style-name="P3" draw:layer="layout" svg:width="3.175cm" svg:height="0.887cm" svg:x="17.922cm" svg:y="1.883cm">
          <draw:text-box>
            <text:p><text:span text:style-name="T2">Global Environment</text:span></text:p>
          </draw:text-box>
        </draw:frame>
        <draw:line draw:style-name="gr4" draw:text-style-name="P4" draw:layer="layout" svg:x1="18.139cm" svg:y1="2.135cm" svg:x2="17.187cm" svg:y2="2.135cm">
          <text:p/>
        </draw:line>
        <draw:custom-shape draw:style-name="gr6" draw:text-style-name="P1" draw:layer="layout" svg:width="0.317cm" svg:height="0.317cm" svg:x="11.777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317cm" svg:height="0.317cm" svg:x="12.095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12.412cm" svg:y1="2.963cm" svg:x2="13.908cm" svg:y2="2.587cm" draw:start-shape="id3" draw:start-glue-point="1" draw:end-shape="id4" svg:d="M12412 2963h501l995 125v-501" svg:viewBox="0 0 1497 502">
          <text:p/>
        </draw:connector>
        <draw:line draw:style-name="gr8" draw:text-style-name="P4" draw:layer="layout" svg:x1="11.929cm" svg:y1="2.957cm" svg:x2="11.929cm" svg:y2="3.757cm">
          <text:p/>
        </draw:line>
        <draw:frame draw:style-name="gr3" draw:text-style-name="P3" draw:layer="layout" svg:width="2.04cm" svg:height="0.887cm" svg:x="10.507cm" svg:y="3.823cm">
          <draw:text-box>
            <text:p><text:span text:style-name="T2">Parameters: n</text:span></text:p>
            <text:p><text:span text:style-name="T2">Body: ...</text:span></text:p>
          </draw:text-box>
        </draw:frame>
        <draw:custom-shape draw:style-name="gr9" draw:text-style-name="P1" draw:layer="layout" svg:width="1.27cm" svg:height="0.552cm" svg:x="13.817cm" svg:y="3.20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952cm" svg:height="0.489cm" svg:x="14.118cm" svg:y="3.686cm">
          <draw:text-box>
            <text:p><text:span text:style-name="T2">E1</text:span></text:p>
          </draw:text-box>
        </draw:frame>
        <draw:line draw:style-name="gr10" draw:text-style-name="P4" draw:layer="layout" svg:x1="14.452cm" svg:y1="3.222cm" svg:x2="14.452cm" svg:y2="2.587cm">
          <text:p/>
        </draw:line>
        <draw:frame draw:style-name="gr5" draw:text-style-name="P3" draw:layer="layout" svg:width="0.952cm" svg:height="0.489cm" svg:x="14.034cm" svg:y="3.24cm">
          <draw:text-box>
            <text:p><text:span text:style-name="T2">n:6</text:span></text:p>
          </draw:text-box>
        </draw:frame>
        <draw:frame draw:style-name="gr5" draw:text-style-name="P3" draw:layer="layout" svg:width="2.222cm" svg:height="0.489cm" svg:x="10.608cm" svg:y="4.756cm">
          <draw:text-box>
            <text:p><text:span text:style-name="T2">(fact-iter 1 1 6)</text:span></text:p>
          </draw:text-box>
        </draw:frame>
        <draw:frame draw:style-name="gr11" draw:text-style-name="P3" draw:layer="layout" svg:width="2.54cm" svg:height="0.727cm" svg:x="10.642cm" svg:y="1.046cm">
          <draw:text-box>
            <text:p><text:span text:style-name="T2">Factorial (Iterative)</text:span></text:p>
          </draw:text-box>
        </draw:frame>
        <draw:frame draw:style-name="gr5" draw:text-style-name="P3" draw:layer="layout" svg:width="1.77cm" svg:height="0.489cm" svg:x="10.425cm" svg:y="2.633cm">
          <draw:text-box>
            <text:p><text:span text:style-name="T2">(factorial 6)</text:span></text:p>
          </draw:text-box>
        </draw:frame>
        <draw:custom-shape draw:style-name="gr13" draw:text-style-name="P1" draw:layer="layout" svg:width="1.788cm" svg:height="0.97cm" svg:x="16.157cm" svg:y="3.20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5.522cm" svg:y="3.251cm">
          <draw:text-box>
            <text:p><text:span text:style-name="T2">E2</text:span></text:p>
          </draw:text-box>
        </draw:frame>
        <draw:line draw:style-name="gr10" draw:text-style-name="P4" draw:layer="layout" svg:x1="16.792cm" svg:y1="3.222cm" svg:x2="16.792cm" svg:y2="2.587cm">
          <text:p/>
        </draw:line>
        <draw:frame draw:style-name="gr14" draw:text-style-name="P3" draw:layer="layout" svg:width="1.905cm" svg:height="1.203cm" svg:x="16.04cm" svg:y="3.24cm">
          <draw:text-box>
            <text:p><text:span text:style-name="T2">product : 1</text:span></text:p>
            <text:p><text:span text:style-name="T2">counter: 1</text:span></text:p>
            <text:p><text:span text:style-name="T2">max-count: 6</text:span></text:p>
          </draw:text-box>
        </draw:frame>
        <draw:custom-shape draw:style-name="gr13" draw:text-style-name="P1" draw:layer="layout" svg:width="1.788cm" svg:height="0.97cm" svg:x="13.457cm" svg:y="4.79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2.822cm" svg:y="4.839cm">
          <draw:text-box>
            <text:p><text:span text:style-name="T2">E3</text:span></text:p>
          </draw:text-box>
        </draw:frame>
        <draw:frame draw:style-name="gr14" draw:text-style-name="P3" draw:layer="layout" svg:width="1.905cm" svg:height="1.203cm" svg:x="13.34cm" svg:y="4.828cm">
          <draw:text-box>
            <text:p><text:span text:style-name="T2">product : 1</text:span></text:p>
            <text:p><text:span text:style-name="T2">counter: 2</text:span></text:p>
            <text:p><text:span text:style-name="T2">max-count: 6</text:span></text:p>
          </draw:text-box>
        </draw:frame>
        <draw:custom-shape draw:style-name="gr13" draw:text-style-name="P1" draw:layer="layout" svg:width="1.788cm" svg:height="0.97cm" svg:x="16.257cm" svg:y="4.8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7.922cm" svg:y="4.875cm">
          <draw:text-box>
            <text:p><text:span text:style-name="T2">E4</text:span></text:p>
          </draw:text-box>
        </draw:frame>
        <draw:frame draw:style-name="gr14" draw:text-style-name="P3" draw:layer="layout" svg:width="1.905cm" svg:height="1.203cm" svg:x="16.14cm" svg:y="4.864cm">
          <draw:text-box>
            <text:p><text:span text:style-name="T2">product : 2</text:span></text:p>
            <text:p><text:span text:style-name="T2">counter: 3</text:span></text:p>
            <text:p><text:span text:style-name="T2">max-count: 6</text:span></text:p>
          </draw:text-box>
        </draw:frame>
        <draw:custom-shape draw:style-name="gr13" draw:text-style-name="P1" draw:layer="layout" svg:width="1.788cm" svg:height="0.97cm" svg:x="13.499cm" svg:y="6.11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2.864cm" svg:y="6.158cm">
          <draw:text-box>
            <text:p><text:span text:style-name="T2">E5</text:span></text:p>
          </draw:text-box>
        </draw:frame>
        <draw:frame draw:style-name="gr14" draw:text-style-name="P3" draw:layer="layout" svg:width="1.905cm" svg:height="1.203cm" svg:x="13.382cm" svg:y="6.147cm">
          <draw:text-box>
            <text:p><text:span text:style-name="T2">product : 6</text:span></text:p>
            <text:p><text:span text:style-name="T2">counter: 4</text:span></text:p>
            <text:p><text:span text:style-name="T2">max-count: 6</text:span></text:p>
          </draw:text-box>
        </draw:frame>
        <draw:custom-shape draw:style-name="gr13" draw:text-style-name="P1" draw:layer="layout" svg:width="1.788cm" svg:height="0.97cm" svg:x="16.24cm" svg:y="6.11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7.905cm" svg:y="6.158cm">
          <draw:text-box>
            <text:p><text:span text:style-name="T2">E6</text:span></text:p>
          </draw:text-box>
        </draw:frame>
        <draw:frame draw:style-name="gr14" draw:text-style-name="P3" draw:layer="layout" svg:width="1.905cm" svg:height="1.203cm" svg:x="16.123cm" svg:y="6.147cm">
          <draw:text-box>
            <text:p><text:span text:style-name="T2">product : 24</text:span></text:p>
            <text:p><text:span text:style-name="T2">counter: 5</text:span></text:p>
            <text:p><text:span text:style-name="T2">max-count: 6</text:span></text:p>
          </draw:text-box>
        </draw:frame>
        <draw:custom-shape draw:style-name="gr13" draw:text-style-name="P1" draw:layer="layout" svg:width="1.788cm" svg:height="0.97cm" svg:x="13.499cm" svg:y="7.4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2.864cm" svg:y="7.545cm">
          <draw:text-box>
            <text:p><text:span text:style-name="T2">E7</text:span></text:p>
          </draw:text-box>
        </draw:frame>
        <draw:frame draw:style-name="gr14" draw:text-style-name="P3" draw:layer="layout" svg:width="1.905cm" svg:height="1.203cm" svg:x="13.382cm" svg:y="7.534cm">
          <draw:text-box>
            <text:p><text:span text:style-name="T2">product : 120</text:span></text:p>
            <text:p><text:span text:style-name="T2">counter: 6</text:span></text:p>
            <text:p><text:span text:style-name="T2">max-count: 6</text:span></text:p>
          </draw:text-box>
        </draw:frame>
        <draw:custom-shape draw:style-name="gr13" draw:text-style-name="P1" draw:layer="layout" svg:width="1.788cm" svg:height="0.97cm" svg:x="16.222cm" svg:y="7.4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5cm" svg:height="0.489cm" svg:x="17.887cm" svg:y="7.545cm">
          <draw:text-box>
            <text:p><text:span text:style-name="T2">E8</text:span></text:p>
          </draw:text-box>
        </draw:frame>
        <draw:frame draw:style-name="gr14" draw:text-style-name="P3" draw:layer="layout" svg:width="1.905cm" svg:height="1.203cm" svg:x="16.105cm" svg:y="7.534cm">
          <draw:text-box>
            <text:p><text:span text:style-name="T2">product : 720</text:span></text:p>
            <text:p><text:span text:style-name="T2">counter: 7</text:span></text:p>
            <text:p><text:span text:style-name="T2">max-count: 6</text:span></text:p>
          </draw:text-box>
        </draw:frame>
        <draw:frame draw:style-name="gr5" draw:text-style-name="P3" draw:layer="layout" svg:width="2.222cm" svg:height="0.489cm" svg:x="16.422cm" svg:y="8.537cm">
          <draw:text-box>
            <text:p><text:span text:style-name="T2">return 720</text:span></text:p>
          </draw:text-box>
        </draw:frame>
        <draw:line draw:style-name="gr10" draw:text-style-name="P4" draw:layer="layout" svg:x1="6.397cm" svg:y1="4.81cm" svg:x2="6.397cm" svg:y2="2.687cm">
          <text:p/>
        </draw:line>
        <draw:line draw:style-name="gr15" draw:text-style-name="P4" draw:layer="layout" svg:x1="6.08cm" svg:y1="4.81cm" svg:x2="6.397cm" svg:y2="4.81cm">
          <text:p/>
        </draw:line>
        <draw:line draw:style-name="gr15" draw:text-style-name="P4" draw:layer="layout" svg:x1="6.081cm" svg:y1="5.91cm" svg:x2="6.398cm" svg:y2="5.91cm">
          <text:p/>
        </draw:line>
        <draw:line draw:style-name="gr15" draw:text-style-name="P4" draw:layer="layout" svg:x1="6.082cm" svg:y1="7.11cm" svg:x2="6.399cm" svg:y2="7.11cm">
          <text:p/>
        </draw:line>
        <draw:line draw:style-name="gr15" draw:text-style-name="P4" draw:layer="layout" svg:x1="6.083cm" svg:y1="8.31cm" svg:x2="6.4cm" svg:y2="8.31cm">
          <text:p/>
        </draw:line>
        <draw:line draw:style-name="gr15" draw:text-style-name="P4" draw:layer="layout" svg:x1="6.084cm" svg:y1="9.41cm" svg:x2="6.401cm" svg:y2="9.41cm">
          <text:p/>
        </draw:line>
        <draw:line draw:style-name="gr15" draw:text-style-name="P4" draw:layer="layout" svg:x1="6.397cm" svg:y1="4.81cm" svg:x2="6.397cm" svg:y2="9.407cm">
          <text:p/>
        </draw:line>
        <draw:custom-shape draw:style-name="gr6" draw:text-style-name="P1" draw:layer="layout" svg:width="0.317cm" svg:height="0.317cm" svg:x="11.06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317cm" svg:height="0.317cm" svg:x="11.378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11.695cm" svg:y1="5.503cm" svg:x2="13.908cm" svg:y2="2.587cm" draw:start-shape="id5" draw:start-glue-point="1" draw:end-shape="id4" draw:end-glue-point="2" svg:d="M11695 5503h501l1712-2415v-501" svg:viewBox="0 0 2214 2917">
          <text:p/>
        </draw:connector>
        <draw:line draw:style-name="gr8" draw:text-style-name="P4" draw:layer="layout" svg:x1="11.212cm" svg:y1="5.497cm" svg:x2="11.212cm" svg:y2="6.297cm">
          <text:p/>
        </draw:line>
        <draw:frame draw:style-name="gr16" draw:text-style-name="P3" draw:layer="layout" svg:width="2.857cm" svg:height="0.965cm" svg:x="10.525cm" svg:y="6.397cm">
          <draw:text-box>
            <text:p><text:span text:style-name="T2">Parameters: product, counter, max-count</text:span></text:p>
            <text:p><text:span text:style-name="T2">Body: ...</text:span></text:p>
          </draw:text-box>
        </draw:frame>
        <draw:line draw:style-name="gr10" draw:text-style-name="P4" draw:layer="layout" svg:x1="15.705cm" svg:y1="7.985cm" svg:x2="15.692cm" svg:y2="2.588cm">
          <text:p/>
        </draw:line>
        <draw:line draw:style-name="gr15" draw:text-style-name="P4" draw:layer="layout" svg:x1="15.249cm" svg:y1="5.245cm" svg:x2="16.265cm" svg:y2="5.245cm">
          <text:p/>
        </draw:line>
        <draw:line draw:style-name="gr15" draw:text-style-name="P4" draw:layer="layout" svg:x1="15.275cm" svg:y1="6.545cm" svg:x2="16.24cm" svg:y2="6.545cm">
          <text:p/>
        </draw:line>
        <draw:line draw:style-name="gr15" draw:text-style-name="P4" draw:layer="layout" svg:x1="15.3cm" svg:y1="7.985cm" svg:x2="16.24cm" svg:y2="7.98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1:11:58.545247331</dc:date>
    <meta:editing-duration>PT47M1S</meta:editing-duration>
    <meta:editing-cycles>7</meta:editing-cycles>
    <meta:generator>LibreOffice/7.4.7.2$Linux_X86_64 LibreOffice_project/40$Build-2</meta:generator>
    <meta:document-statistic meta:object-count="85"/>
  </office:meta>
</office:document-meta>
</file>